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729fcf" draw:gradient-step-count="0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solid" draw:fill-color="#729fcf" draw:gradient-step-count="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0.3cm" svg:y="0.3cm">
          <text:p/>
          <draw:enhanced-geometry svg:viewBox="0 0 21600 21600" draw:type="rectangle" draw:enhanced-path="M 0 0 L 21600 0 21600 21600 0 21600 0 0 Z N"/>
        </draw:custom-shape>
        <draw:polyline draw:style-name="gr2" draw:text-style-name="P2" draw:layer="layout" svg:width="0.568cm" svg:height="0.842cm" draw:transform="rotate (1.37339958839434) translate (0.365384560990898cm 0.973076134354483cm)" svg:viewBox="0 0 569 843" draw:points="177,0 216,196 530,235 569,431 0,647 39,843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8-04-18T21:23:20.323313132</dc:date>
    <meta:editing-duration>P1DT19M19S</meta:editing-duration>
    <meta:editing-cycles>63</meta:editing-cycles>
    <meta:generator>LibreOffice/6.0.3.2$Linux_X86_64 LibreOffice_project/00m0$Build-2</meta:generator>
    <meta:document-statistic meta:object-count="2"/>
  </office:meta>
</office:document-meta>
</file>